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fo:break-before="page"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fo:break-before="page"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fo:break-before="page"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0"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arial" fo:font-size="10pt" style:font-size-asian="8.75pt" style:font-size-complex="10pt"/>
    </style:style>
    <style:style style:name="P26"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0" style:family="paragraph" style:parent-style-name="Table_20_Contents">
      <style:paragraph-properties fo:text-align="justify" style:justify-single-word="false"/>
      <style:text-properties style:font-name="Arial" fo:font-size="10pt" style:font-size-asian="10pt" style:font-size-complex="10pt"/>
    </style:style>
    <style:style style:name="P31" style:family="paragraph" style:parent-style-name="Table_20_Contents">
      <style:paragraph-properties fo:text-align="center" style:justify-single-word="false"/>
      <style:text-properties style:font-name="arial" fo:font-size="10pt" style:font-size-asian="10pt" style:font-size-complex="10pt"/>
    </style:style>
    <style:style style:name="P3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5"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Standard">
      <style:paragraph-properties fo:text-align="center" style:justify-single-word="false"/>
      <style:text-properties style:font-name="arial" fo:font-size="10pt" style:font-size-asian="10pt" style:font-size-complex="10pt"/>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Text_20_body">
      <style:text-properties style:font-name="Arial" fo:font-size="10pt" fo:font-weight="bold" style:font-size-asian="10pt" style:font-weight-asian="bold" style:font-size-complex="10pt" style:font-weight-complex="bold"/>
    </style:style>
    <style:style style:name="P45"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1" style:family="paragraph" style:parent-style-name="Text_20_body">
      <style:paragraph-properties fo:break-before="page"/>
      <style:text-properties style:font-name="Arial" fo:font-size="10pt" fo:font-weight="bold" style:font-size-asian="10pt" style:font-weight-asian="bold" style:font-size-complex="10pt" style:font-weight-complex="bold"/>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0% 100%" style:font-name="arial"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7">Administration autonome de serveurs sur la grille avec une machine virtuelle</text:p>
      <text:p text:style-name="P8"/>
      <text:p text:style-name="P8">Plan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6"><text:a xlink:type="simple" xlink:href="mailto:jlouisy@etu.enseeiht.fr"><text:span text:style-name="T1">Julien Louisy</text:span></text:a></text:p>
        </text:list-item>
        <text:list-item>
          <text:p text:style-name="P46"><text:a xlink:type="simple" xlink:href="mailto:jlouisy@etu.enseeiht.fr"><text:span text:style-name="T1">Julien Clariond</text:span></text:a></text:p>
        </text:list-item>
        <text:list-item>
          <text:p text:style-name="P46"><text:a xlink:type="simple" xlink:href="mailto:jlouisy@etu.enseeiht.fr"><text:span text:style-name="T1">Hery Randriamanamihaga</text:span></text:a></text:p>
        </text:list-item>
        <text:list-item>
          <text:p text:style-name="P46"><text:a xlink:type="simple" xlink:href="mailto:jlouisy@etu.enseeiht.fr"><text:span text:style-name="T1">Ezequiel Geremia</text:span></text:a></text:p>
        </text:list-item>
        <text:list-item>
          <text:p text:style-name="P4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Préliminaires<text:tab/>3</text:p>
          <text:p text:style-name="P39">2 - Tests de validation<text:tab/>3</text:p>
          <text:p text:style-name="P40">2.1 - Test des propriétés du mécanisme de migration<text:tab/>3</text:p>
          <text:p text:style-name="P40">2.2 - Tests de performances du processus de migration<text:tab/>5</text:p>
          <text:p text:style-name="P40">2.3 - Test de l'utilisation du mécanisme de migration dans Tune<text:tab/>7</text:p>
          <text:p text:style-name="P39">3 - Matrice de couverture<text:tab/>9</text:p>
        </text:index-body>
      </text:table-of-content>
      <text:p text:style-name="Standard"/>
      <text:p text:style-name="P10"/>
      <text:p text:style-name="Text_20_body"/>
      <text:h text:style-name="P36" text:outline-level="1">Préliminaires</text:h>
      <text:p text:style-name="P25"/>
      <text:p text:style-name="P25"><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3"/>
      <text:p text:style-name="P23"><text:tab/>Certains tests, notamment ceux concernant la mesure de performances, amènent à analyser les caractéristiques propres migration, e. 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5"/>
      <text:p text:style-name="P13"><text:tab/>Les notations suivantes seront utilisées dans ce document :</text:p>
      <text:list text:style-name="L2">
        <text:list-item>
          <text:p text:style-name="P42"><text:span text:style-name="T8">dom0</text:span><text:tab/>: système d'exploitation hôte associé à Xen s'exécutant sur une machine physique ;</text:p>
        </text:list-item>
        <text:list-item>
          <text:p text:style-name="P42"><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3"><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8"/>
      <text:h text:style-name="Heading_20_1" text:outline-level="1" text:is-list-header="true"/>
      <text:h text:style-name="P36"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28">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29">Énoncé du test</text:p>
                </table:table-cell>
                <table:table-cell table:style-name="Tableau30.B1.2.1" office:value-type="string">
                  <text:p text:style-name="P17">Migration d'un <text:span text:style-name="T8">domU</text:span> entre deux <text:span text:style-name="T8">dom0</text:span>s.</text:p>
                </table:table-cell>
              </table:table-row>
              <table:table-row table:style-name="Tableau30.B1.1">
                <table:table-cell table:style-name="Tableau30.B1.1.2" office:value-type="string">
                  <text:p text:style-name="P29">Prérequis</text:p>
                </table:table-cell>
                <table:table-cell table:style-name="Tableau30.B1.2.2" office:value-type="string">
                  <text:p text:style-name="P20"><text:span text:style-name="T4">(</text:span><text:span text:style-name="T3">P#)</text:span></text:p>
                </table:table-cell>
              </table:table-row>
              <table:table-row>
                <table:table-cell table:style-name="Tableau30.B1.1.2" office:value-type="string">
                  <text:p text:style-name="P29">Déroulement du test</text:p>
                </table:table-cell>
                <table:table-cell table:style-name="Tableau30.B1.2.2" office:value-type="string">
                  <text:p text:style-name="P16">Exécuter la commande <text:span text:style-name="T17"># watch -n1 xm list</text:span> sur le <text:span text:style-name="T8">dom0_source </text:span><text:span text:style-name="T10">et le </text:span><text:span text:style-name="T8">dom0_destination</text:span><text:span text:style-name="T10">.</text:span></text:p>
                  <text:p text:style-name="P19">Exécuter la commande</text:p>
                  <text:p text:style-name="P26"># migrate --live &lt;machine virtuelle&gt; &lt;hôte de destination&gt;</text:p>
                  <text:p text:style-name="P16">sur le dom0_source.</text:p>
                </table:table-cell>
              </table:table-row>
              <table:table-row>
                <table:table-cell table:style-name="Tableau30.B1.1.2" office:value-type="string">
                  <text:p text:style-name="P29">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29">Référence de l'exigence</text:p>
                </table:table-cell>
                <table:table-cell table:style-name="Tableau30.B1.2.5" office:value-type="string">
                  <text:p text:style-name="P30">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28">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29">Énoncé du test</text:p>
                </table:table-cell>
                <table:table-cell table:style-name="Tableau12.B1.2.1" office:value-type="string">
                  <text:p text:style-name="P17">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29">Prérequis</text:p>
                </table:table-cell>
                <table:table-cell table:style-name="Tableau12.B1.2.2" office:value-type="string">
                  <text:p text:style-name="P20"><text:span text:style-name="T4">(</text:span><text:span text:style-name="T3">P#)</text:span></text:p>
                  <text:p text:style-name="P17">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29">Déroulement du test</text:p>
                </table:table-cell>
                <table:table-cell table:style-name="Tableau12.B1.2.2" office:value-type="string">
                  <text:p text:style-name="P17">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29">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29">Référence de l'exigence</text:p>
                </table:table-cell>
                <table:table-cell table:style-name="Tableau12.B1.2.5" office:value-type="string">
                  <text:p text:style-name="P30">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28">T3</text:p>
          </table:table-cell>
          <table:table-cell>
            <table:table table:is-sub-table="true">
              <table:table-column table:style-name="Tableau2.B1.1"/>
              <table:table-column table:style-name="Tableau2.B1.2"/>
              <table:table-row>
                <table:table-cell table:style-name="Tableau2.B1.1.1" office:value-type="string">
                  <text:p text:style-name="P29">Énoncé du test</text:p>
                </table:table-cell>
                <table:table-cell table:style-name="Tableau2.B1.2.1" office:value-type="string">
                  <text:p text:style-name="P23">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29">Prérequis</text:p>
                </table:table-cell>
                <table:table-cell table:style-name="Tableau2.B1.2.2" office:value-type="string">
                  <text:p text:style-name="P23"><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8"><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29">Déroulement du test</text:p>
                </table:table-cell>
                <table:table-cell table:style-name="Tableau2.B1.2.2" office:value-type="string">
                  <text:p text:style-name="P17"><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7"><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7"><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29">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29">Référence de l'exigence</text:p>
                </table:table-cell>
                <table:table-cell table:style-name="Tableau2.B1.2.5" office:value-type="string">
                  <text:p text:style-name="P30">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28">T4</text:p>
          </table:table-cell>
          <table:table-cell>
            <table:table table:is-sub-table="true">
              <table:table-column table:style-name="Tableau3.B1.1"/>
              <table:table-column table:style-name="Tableau3.B1.2"/>
              <table:table-row>
                <table:table-cell table:style-name="Tableau3.B1.1.1" office:value-type="string">
                  <text:p text:style-name="P29">Énoncé du test</text:p>
                </table:table-cell>
                <table:table-cell table:style-name="Tableau3.B1.2.1" office:value-type="string">
                  <text:p text:style-name="P23">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29">Prérequis</text:p>
                </table:table-cell>
                <table:table-cell table:style-name="Tableau3.B1.2.2" office:value-type="string">
                  <text:p text:style-name="P23"><text:span text:style-name="T6">(</text:span><text:span text:style-name="T5">P#)</text:span></text:p>
                  <text:p text:style-name="P16">Le programme <text:span text:style-name="T12">P</text:span><text:span text:style-name="T18">k</text:span><text:span text:style-name="T12"> </text:span>décrit l'ensemble des applications suivantes : <text:span text:style-name="T12">P</text:span><text:span text:style-name="T18">1 </text:span><text:span text:style-name="T20">est un serveur de streaming, <text:s/></text:span><text:span text:style-name="T21">P</text:span><text:span text:style-name="T18">2</text:span><text:span text:style-name="T18"> </text:span><text:span text:style-name="T20">est un compteur synchrone écrivant ses </text:span><text:span text:style-name="T20">résultats dans un fichier.</text:span></text:p>
                </table:table-cell>
              </table:table-row>
              <table:table-row>
                <table:table-cell table:style-name="Tableau3.B1.1.2" office:value-type="string">
                  <text:p text:style-name="P29">Déroulement du test</text:p>
                </table:table-cell>
                <table:table-cell table:style-name="Tableau3.B1.2.2" office:value-type="string">
                  <text:p text:style-name="P17"><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7"><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29">Résultat attendu</text:p>
                </table:table-cell>
                <table:table-cell table:style-name="Tableau3.B1.2.2" office:value-type="string">
                  <text:p text:style-name="P16">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1">P</text:span><text:span text:style-name="T18">2</text:span> les fichiers produits dans chacun des deux cas doivent être identiques.</text:p>
                </table:table-cell>
              </table:table-row>
              <table:table-row>
                <table:table-cell table:style-name="Tableau3.B1.1.5" office:value-type="string">
                  <text:p text:style-name="P29">Référence de l'exigence</text:p>
                </table:table-cell>
                <table:table-cell table:style-name="Tableau3.B1.2.5" office:value-type="string">
                  <text:p text:style-name="P30">EF1, EF2, EF3, EF4</text:p>
                </table:table-cell>
              </table:table-row>
            </table:table>
          </table:table-cell>
        </table:table-row>
      </table:table>
      <text:p text:style-name="P10"/>
      <text:h text:style-name="Heading_20_2" text:outline-level="2"><text:soft-page-break/>Tests de performances du processus de migration</text:h>
      <text:p text:style-name="Text_20_body"/>
      <table:table table:name="Tableau4" table:style-name="Tableau4">
        <table:table-column table:style-name="Tableau4.A"/>
        <table:table-column table:style-name="Tableau4.B"/>
        <table:table-row>
          <table:table-cell table:style-name="Tableau4.A1" office:value-type="string">
            <text:p text:style-name="P28">T5</text:p>
          </table:table-cell>
          <table:table-cell>
            <table:table table:is-sub-table="true">
              <table:table-column table:style-name="Tableau4.B1.1"/>
              <table:table-column table:style-name="Tableau4.B1.2"/>
              <table:table-row>
                <table:table-cell table:style-name="Tableau4.B1.1.1" office:value-type="string">
                  <text:p text:style-name="P29">Énoncé du test</text:p>
                </table:table-cell>
                <table:table-cell table:style-name="Tableau4.B1.2.1" office:value-type="string">
                  <text:p text:style-name="P24">Mesure comparative de la durée de la migration d'un <text:span text:style-name="T8">domU</text:span>.</text:p>
                </table:table-cell>
              </table:table-row>
              <table:table-row>
                <table:table-cell table:style-name="Tableau4.B1.1.2" office:value-type="string">
                  <text:p text:style-name="P29">Prérequis</text:p>
                </table:table-cell>
                <table:table-cell table:style-name="Tableau4.B1.2.2" office:value-type="string">
                  <text:p text:style-name="P23"><text:span text:style-name="T6">(</text:span><text:span text:style-name="T5">P#)</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29">Déroulement du test</text:p>
                </table:table-cell>
                <table:table-cell table:style-name="Tableau4.B1.2.2" office:value-type="string">
                  <text:p text:style-name="P21">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1">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29">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29">Référence de l'exigence</text:p>
                </table:table-cell>
                <table:table-cell table:style-name="Tableau4.B1.2.5" office:value-type="string">
                  <text:p text:style-name="P30">EF1, EF5</text:p>
                </table:table-cell>
              </table:table-row>
            </table:table>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28">T6</text:p>
          </table:table-cell>
          <table:table-cell>
            <table:table table:is-sub-table="true">
              <table:table-column table:style-name="Tableau5.B1.1"/>
              <table:table-column table:style-name="Tableau5.B1.2"/>
              <table:table-row>
                <table:table-cell table:style-name="Tableau5.B1.1.1" office:value-type="string">
                  <text:p text:style-name="P29">Énoncé du test</text:p>
                </table:table-cell>
                <table:table-cell table:style-name="Tableau5.B1.2.1" office:value-type="string">
                  <text:p text:style-name="P24">Calcul du délai introduit par la migration dans l'exécution d'un programme s'exécutant sur un <text:span text:style-name="T8">domU</text:span>.</text:p>
                </table:table-cell>
              </table:table-row>
              <table:table-row>
                <table:table-cell table:style-name="Tableau5.B1.1.2" office:value-type="string">
                  <text:p text:style-name="P29">Prérequis</text:p>
                </table:table-cell>
                <table:table-cell table:style-name="Tableau5.B1.2.2" office:value-type="string">
                  <text:p text:style-name="P23"><text:span text:style-name="T6">(</text:span><text:span text:style-name="T5">P#)</text:span><text:span text:style-name="T7">, T5</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29">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2">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able:table-cell>
              </table:table-row>
              <table:table-row>
                <table:table-cell table:style-name="Tableau5.B1.1.2" office:value-type="string">
                  <text:p text:style-name="P29">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29">Référence de l'exigence</text:p>
                </table:table-cell>
                <table:table-cell table:style-name="Tableau5.B1.2.5" office:value-type="string">
                  <text:p text:style-name="P30">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28">T7</text:p>
          </table:table-cell>
          <table:table-cell>
            <table:table table:is-sub-table="true">
              <table:table-column table:style-name="Tableau6.B1.1"/>
              <table:table-column table:style-name="Tableau6.B1.2"/>
              <table:table-row>
                <table:table-cell table:style-name="Tableau6.B1.1.1" office:value-type="string">
                  <text:p text:style-name="P29">Énoncé du test</text:p>
                </table:table-cell>
                <table:table-cell table:style-name="Tableau6.B1.2.1" office:value-type="string">
                  <text:p text:style-name="P17">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29">Prérequis</text:p>
                </table:table-cell>
                <table:table-cell table:style-name="Tableau6.B1.2.2" office:value-type="string">
                  <text:p text:style-name="P14">(P#)</text:p>
                  <text:p text:style-name="P18"><text:span text:style-name="T3">Le commande </text:span><text:span text:style-name="T16">ping</text:span><text:span text:style-name="T3"> paramétrable en fréquence.</text:span></text:p>
                  <text:p text:style-name="P18"><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29">Déroulement du test</text:p>
                </table:table-cell>
                <table:table-cell table:style-name="Tableau6.B1.2.2" office:value-type="string">
                  <text:p text:style-name="P18"><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8">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29">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29">Référence de l'exigence</text:p>
                </table:table-cell>
                <table:table-cell table:style-name="Tableau6.B1.2.5" office:value-type="string">
                  <text:p text:style-name="P30">EF1, EF7</text:p>
                </table:table-cell>
              </table:table-row>
            </table:table>
          </table:table-cell>
        </table:table-row>
      </table:table>
      <text:h text:style-name="Heading_20_2" text:outline-level="2"><text:soft-page-break/>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28">T8</text:p>
          </table:table-cell>
          <table:table-cell>
            <table:table table:is-sub-table="true">
              <table:table-column table:style-name="Tableau7.B1.1"/>
              <table:table-column table:style-name="Tableau7.B1.2"/>
              <table:table-row>
                <table:table-cell table:style-name="Tableau7.A1" office:value-type="string">
                  <text:p text:style-name="P29">Énoncé du test</text:p>
                </table:table-cell>
                <table:table-cell table:style-name="Tableau7.B1.2.1" office:value-type="string">
                  <text:p text:style-name="P34">Toute migration dans l'environnement Tune devra satisfaire à l'exigence EF2.</text:p>
                </table:table-cell>
              </table:table-row>
              <table:table-row>
                <table:table-cell table:style-name="Tableau7.B1.1.2" office:value-type="string">
                  <text:p text:style-name="P29">Prérequis</text:p>
                </table:table-cell>
                <table:table-cell table:style-name="Tableau7.B1.2.2" office:value-type="string">
                  <text:p text:style-name="P24">L'exigence EF2 est satisfaite.</text:p>
                  <text:p text:style-name="P24">Le mécanisme de migration administré par TUNe est fonctionnel.</text:p>
                </table:table-cell>
              </table:table-row>
              <table:table-row>
                <table:table-cell table:style-name="Tableau7.B1.1.2" office:value-type="string">
                  <text:p text:style-name="P29">Déroulement du test</text:p>
                </table:table-cell>
                <table:table-cell table:style-name="Tableau7.B1.2.2" office:value-type="string">
                  <text:p text:style-name="P17">Le déroulement de ce test est similaire au déroulement du test T2 sur des machines administrées par TUNe.</text:p>
                </table:table-cell>
              </table:table-row>
              <table:table-row>
                <table:table-cell table:style-name="Tableau7.B1.1.2" office:value-type="string">
                  <text:p text:style-name="P29">Résultat attendu</text:p>
                </table:table-cell>
                <table:table-cell table:style-name="Tableau7.B1.2.2" office:value-type="string">
                  <text:p text:style-name="P16">Même résultat que pour le test T2.</text:p>
                </table:table-cell>
              </table:table-row>
              <table:table-row>
                <table:table-cell table:style-name="Tableau7.B1.1.5" office:value-type="string">
                  <text:p text:style-name="P29">Référence de l'exigence</text:p>
                </table:table-cell>
                <table:table-cell table:style-name="Tableau7.B1.2.5" office:value-type="string">
                  <text:p text:style-name="P30">EF1, EF2,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28">T9</text:p>
          </table:table-cell>
          <table:table-cell>
            <table:table table:is-sub-table="true">
              <table:table-column table:style-name="Tableau8.B1.1"/>
              <table:table-column table:style-name="Tableau8.B1.2"/>
              <table:table-row>
                <table:table-cell table:style-name="Tableau8.B1.1.1" office:value-type="string">
                  <text:p text:style-name="P29">Énoncé du test</text:p>
                </table:table-cell>
                <table:table-cell table:style-name="Tableau8.B1.2.1" office:value-type="string">
                  <text:p text:style-name="P34">Toute migration dans l'environnement Tune devra satisfaire à l'exigence EF3.</text:p>
                </table:table-cell>
              </table:table-row>
              <table:table-row>
                <table:table-cell table:style-name="Tableau8.B1.1.2" office:value-type="string">
                  <text:p text:style-name="P29">Prérequis</text:p>
                </table:table-cell>
                <table:table-cell table:style-name="Tableau8.B1.2.2" office:value-type="string">
                  <text:p text:style-name="P24">L'exigence EF3 est satisfaite.</text:p>
                  <text:p text:style-name="P24">Le mécanisme de migration administré par TUNe est fonctionnel.</text:p>
                </table:table-cell>
              </table:table-row>
              <table:table-row>
                <table:table-cell table:style-name="Tableau8.B1.1.2" office:value-type="string">
                  <text:p text:style-name="P29">Déroulement du test</text:p>
                </table:table-cell>
                <table:table-cell table:style-name="Tableau8.B1.2.2" office:value-type="string">
                  <text:p text:style-name="P17">Le déroulement de ce test est similaire au déroulement du test T2 sur des machines administrées par TUNe.</text:p>
                </table:table-cell>
              </table:table-row>
              <table:table-row>
                <table:table-cell table:style-name="Tableau8.B1.1.2" office:value-type="string">
                  <text:p text:style-name="P29">Résultat attendu</text:p>
                </table:table-cell>
                <table:table-cell table:style-name="Tableau8.B1.2.2" office:value-type="string">
                  <text:p text:style-name="P16">Même résultat que pour le test T3.</text:p>
                </table:table-cell>
              </table:table-row>
              <table:table-row>
                <table:table-cell table:style-name="Tableau8.B1.1.5" office:value-type="string">
                  <text:p text:style-name="P29">Référence de l'exigence</text:p>
                </table:table-cell>
                <table:table-cell table:style-name="Tableau8.B1.2.5" office:value-type="string">
                  <text:p text:style-name="P30">EF1, EF3,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28">T10</text:p>
          </table:table-cell>
          <table:table-cell>
            <table:table table:is-sub-table="true">
              <table:table-column table:style-name="Tableau9.B1.1"/>
              <table:table-column table:style-name="Tableau9.B1.2"/>
              <table:table-row>
                <table:table-cell table:style-name="Tableau9.B1.1.1" office:value-type="string">
                  <text:p text:style-name="P29">Énoncé du test</text:p>
                </table:table-cell>
                <table:table-cell table:style-name="Tableau9.B1.2.1" office:value-type="string">
                  <text:p text:style-name="P34">Toute migration dans l'environnement Tune devra satisfaire à l'exigence EF4.</text:p>
                </table:table-cell>
              </table:table-row>
              <table:table-row>
                <table:table-cell table:style-name="Tableau9.B1.1.2" office:value-type="string">
                  <text:p text:style-name="P29">Prérequis</text:p>
                </table:table-cell>
                <table:table-cell table:style-name="Tableau9.B1.2.2" office:value-type="string">
                  <text:p text:style-name="P24">L'exigence EF4 est satisfaite.</text:p>
                  <text:p text:style-name="P24">Le mécanisme de migration administré par TUNe est fonctionnel.</text:p>
                </table:table-cell>
              </table:table-row>
              <table:table-row>
                <table:table-cell table:style-name="Tableau9.B1.1.2" office:value-type="string">
                  <text:p text:style-name="P29">Déroulement du test</text:p>
                </table:table-cell>
                <table:table-cell table:style-name="Tableau9.B1.2.2" office:value-type="string">
                  <text:p text:style-name="P17">Le déroulement de ce test est similaire au déroulement du test T2 sur des machines administrées par TUNe.</text:p>
                </table:table-cell>
              </table:table-row>
              <table:table-row>
                <table:table-cell table:style-name="Tableau9.B1.1.2" office:value-type="string">
                  <text:p text:style-name="P29">Résultat attendu</text:p>
                </table:table-cell>
                <table:table-cell table:style-name="Tableau9.B1.2.2" office:value-type="string">
                  <text:p text:style-name="P16">Même résultat que pour le test T4.</text:p>
                </table:table-cell>
              </table:table-row>
              <table:table-row>
                <table:table-cell table:style-name="Tableau9.B1.1.5" office:value-type="string">
                  <text:p text:style-name="P29">Référence de l'exigence</text:p>
                </table:table-cell>
                <table:table-cell table:style-name="Tableau9.B1.2.5" office:value-type="string">
                  <text:p text:style-name="P30">EF1, EF4,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28">T11</text:p>
          </table:table-cell>
          <table:table-cell>
            <table:table table:is-sub-table="true">
              <table:table-column table:style-name="Tableau10.B1.1"/>
              <table:table-column table:style-name="Tableau10.B1.2"/>
              <table:table-row>
                <table:table-cell table:style-name="Tableau10.B1.1.1" office:value-type="string">
                  <text:p text:style-name="P29">Énoncé du test</text:p>
                </table:table-cell>
                <table:table-cell table:style-name="Tableau10.B1.2.1" office:value-type="string">
                  <text:p text:style-name="P34">Migration autonome de machines virtuelles</text:p>
                </table:table-cell>
              </table:table-row>
              <table:table-row>
                <table:table-cell table:style-name="Tableau10.B1.1.2" office:value-type="string">
                  <text:p text:style-name="P29">Prérequis</text:p>
                </table:table-cell>
                <table:table-cell table:style-name="Tableau10.B1.2.2" office:value-type="string">
                  <text:p text:style-name="P24">Le mécanisme de migration administré par TUNe est fonctionnel.</text:p>
                  <text:p text:style-name="P24">Une sonde paramétrable réagissant à un taux de charge CPU donné est <text:s/>intégrée dans l'architecture TUNe.</text:p>
                  <text:p text:style-name="P24">La charge CPU du système hôte source est contrôlée</text:p>
                </table:table-cell>
              </table:table-row>
              <table:table-row>
                <table:table-cell table:style-name="Tableau10.B1.1.2" office:value-type="string">
                  <text:p text:style-name="P29">Déroulement du test</text:p>
                </table:table-cell>
                <table:table-cell table:style-name="Tableau10.B1.2.2" office:value-type="string">
                  <text:p text:style-name="P17">Déployer l'architecture autonome.</text:p>
                  <text:p text:style-name="P17">Varier la charge CPU de la machine hôte source</text:p>
                </table:table-cell>
              </table:table-row>
              <table:table-row>
                <table:table-cell table:style-name="Tableau10.B1.1.2" office:value-type="string">
                  <text:p text:style-name="P29">Résultat attendu</text:p>
                </table:table-cell>
                <table:table-cell table:style-name="Tableau10.B1.2.2" office:value-type="string">
                  <text:p text:style-name="P16">La migration est déclenchée dès que le seuil de migration est franchi</text:p>
                </table:table-cell>
              </table:table-row>
              <table:table-row>
                <table:table-cell table:style-name="Tableau10.B1.1.5" office:value-type="string">
                  <text:p text:style-name="P29">Référence de l'exigence</text:p>
                </table:table-cell>
                <table:table-cell table:style-name="Tableau10.B1.2.5" office:value-type="string">
                  <text:p text:style-name="P30">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28">T12</text:p>
          </table:table-cell>
          <table:table-cell>
            <table:table table:is-sub-table="true">
              <table:table-column table:style-name="Tableau11.B1.1"/>
              <table:table-column table:style-name="Tableau11.B1.2"/>
              <table:table-row>
                <table:table-cell table:style-name="Tableau11.B1.1.1" office:value-type="string">
                  <text:p text:style-name="P29">Énoncé du test</text:p>
                </table:table-cell>
                <table:table-cell table:style-name="Tableau11.B1.2.1" office:value-type="string">
                  <text:p text:style-name="P33">Gestion des charges CPU des machines hôtes de destination</text:p>
                </table:table-cell>
              </table:table-row>
              <table:table-row>
                <table:table-cell table:style-name="Tableau11.B1.1.2" office:value-type="string">
                  <text:p text:style-name="P29">Prérequis</text:p>
                </table:table-cell>
                <table:table-cell table:style-name="Tableau11.B1.2.2" office:value-type="string">
                  <text:p text:style-name="P17">Le mécanisme de migration administré par TUNe est fonctionnel.</text:p>
                  <text:p text:style-name="P17">L'architecture TUNe comporte un composant de surveillance de charge sur toutes les machines hôtes du parc.</text:p>
                  <text:p text:style-name="P17">Les charges CPU des machines hôtes peuvent être monitorées</text:p>
                </table:table-cell>
              </table:table-row>
              <table:table-row>
                <table:table-cell table:style-name="Tableau11.B1.1.2" office:value-type="string">
                  <text:p text:style-name="P29">Déroulement du test</text:p>
                </table:table-cell>
                <table:table-cell table:style-name="Tableau11.B1.2.2" office:value-type="string">
                  <text:p text:style-name="P17">Initialement, les deux machines sont chargées à 80%.</text:p>
                  <text:p text:style-name="P17">La charge sur une machine est diminuée à 20%</text:p>
                </table:table-cell>
              </table:table-row>
              <table:table-row>
                <table:table-cell table:style-name="Tableau11.B1.1.2" office:value-type="string">
                  <text:p text:style-name="P29">Résultat attendu</text:p>
                </table:table-cell>
                <table:table-cell table:style-name="Tableau11.B1.2.2" office:value-type="string">
                  <text:p text:style-name="P16">La migration n'intervient qu'après la diminution de la charge</text:p>
                </table:table-cell>
              </table:table-row>
              <table:table-row>
                <table:table-cell table:style-name="Tableau11.B1.1.5" office:value-type="string">
                  <text:p text:style-name="P29">Référence de l'exigence</text:p>
                </table:table-cell>
                <table:table-cell table:style-name="Tableau11.B1.2.5" office:value-type="string">
                  <text:p text:style-name="P30">EF12</text:p>
                </table:table-cell>
              </table:table-row>
            </table:table>
          </table:table-cell>
        </table:table-row>
      </table:table>
      <text:p text:style-name="P12"/>
      <text:h text:style-name="Heading_20_1" text:outline-level="1" text:is-list-header="true"/>
      <text:h text:style-name="P36"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1"/>
          </table:table-cell>
          <table:covered-table-cell/>
          <table:table-cell table:style-name="Tableau13.C1" table:number-columns-spanned="12" office:value-type="string">
            <text:p text:style-name="P32">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38">EF1</text:p>
          </table:table-cell>
          <table:table-cell table:style-name="Tableau13.C2" office:value-type="string">
            <text:p text:style-name="P38">EF2</text:p>
          </table:table-cell>
          <table:table-cell table:style-name="Tableau13.C2" office:value-type="string">
            <text:p text:style-name="P38">EF3</text:p>
          </table:table-cell>
          <table:table-cell table:style-name="Tableau13.C2" office:value-type="string">
            <text:p text:style-name="P38">EF4</text:p>
          </table:table-cell>
          <table:table-cell table:style-name="Tableau13.C2" office:value-type="string">
            <text:p text:style-name="P38">EF5</text:p>
          </table:table-cell>
          <table:table-cell table:style-name="Tableau13.C2" office:value-type="string">
            <text:p text:style-name="P38">EF6</text:p>
          </table:table-cell>
          <table:table-cell table:style-name="Tableau13.C2" office:value-type="string">
            <text:p text:style-name="P38">EF7</text:p>
          </table:table-cell>
          <table:table-cell table:style-name="Tableau13.C2" office:value-type="string">
            <text:p text:style-name="P38">EF8</text:p>
          </table:table-cell>
          <table:table-cell table:style-name="Tableau13.C2" office:value-type="string">
            <text:p text:style-name="P38">EF9</text:p>
          </table:table-cell>
          <table:table-cell table:style-name="Tableau13.C2" office:value-type="string">
            <text:p text:style-name="P38">EF10</text:p>
          </table:table-cell>
          <table:table-cell table:style-name="Tableau13.C2" office:value-type="string">
            <text:p text:style-name="P38">EF11</text:p>
          </table:table-cell>
          <table:table-cell table:style-name="Tableau13.N2" office:value-type="string">
            <text:p text:style-name="P38">EF12</text:p>
          </table:table-cell>
        </table:table-row>
        <table:table-row>
          <table:table-cell table:style-name="Tableau13.C1" table:number-rows-spanned="12" office:value-type="string">
            <text:p text:style-name="P32">Tests</text:p>
          </table:table-cell>
          <table:table-cell table:style-name="Tableau13.C1" office:value-type="string">
            <text:p text:style-name="P38">T1</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2</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3</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4</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5</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6</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7</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8</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9</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10</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8">T11</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5">⚫</text:p>
          </table:table-cell>
          <table:table-cell table:style-name="Tableau13.N2" office:value-type="string">
            <text:p text:style-name="P31"/>
          </table:table-cell>
        </table:table-row>
        <table:table-row>
          <table:covered-table-cell/>
          <table:table-cell table:style-name="Tableau13.C2" office:value-type="string">
            <text:p text:style-name="P38">T12</text:p>
          </table:table-cell>
          <table:table-cell table:style-name="Tableau13.C2" office:value-type="string">
            <text:p text:style-name="P35">⚫</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3T14:34:27</dc:date>
    <meta:editing-cycles>71</meta:editing-cycles>
    <meta:editing-duration>PT15H26M53S</meta:editing-duration>
    <meta:user-defined meta:name="Info 1"/>
    <meta:user-defined meta:name="Info 2"/>
    <meta:user-defined meta:name="Info 3"/>
    <meta:user-defined meta:name="Info 4"/>
    <meta:document-statistic meta:table-count="13" meta:image-count="1" meta:object-count="0" meta:page-count="10" meta:paragraph-count="252" meta:word-count="1718" meta:character-count="10518"/>
  </office:meta>
</office:document-meta>
</file>